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fo:font-style="normal" style:text-underline-style="none" style:font-size-asian="12pt" style:font-style-asian="normal" style:font-style-complex="normal"/>
    </style:style>
    <style:style style:name="P3" style:family="paragraph" style:parent-style-name="Standard">
      <style:text-properties fo:font-size="12pt" fo:font-style="italic" style:font-size-asian="12pt" style:font-style-asian="italic"/>
    </style:style>
    <style:style style:name="P4" style:family="paragraph" style:parent-style-name="Standard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/>
      <style:text-properties fo:font-size="12pt" style:font-size-asian="12pt"/>
    </style:style>
    <style:style style:name="P7" style:family="paragraph" style:parent-style-name="Standard">
      <style:paragraph-properties fo:margin-top="0cm" fo:margin-bottom="0cm" loext:contextual-spacing="false"/>
      <style:text-properties fo:font-size="12pt" fo:font-weight="normal" style:font-size-asian="12pt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501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501cm" style:auto-text-indent="false"/>
      <style:text-properties fo:color="#ff0000" fo:font-weight="bold" style:font-weight-asian="bold"/>
    </style:style>
    <style:style style:name="P11" style:family="paragraph" style:parent-style-name="Standard">
      <style:paragraph-properties fo:margin-left="0.751cm" fo:margin-right="0cm" fo:text-indent="-0.751cm" style:auto-text-indent="false"/>
    </style:style>
    <style:style style:name="P12" style:family="paragraph" style:parent-style-name="Standard">
      <style:paragraph-properties fo:margin-left="0.751cm" fo:margin-right="0cm" fo:text-indent="-0.751cm" style:auto-text-indent="false"/>
      <style:text-properties fo:font-size="12pt" style:font-size-asian="12pt"/>
    </style:style>
    <style:style style:name="P13" style:family="paragraph" style:parent-style-name="Standard">
      <style:paragraph-properties fo:margin-left="0.751cm" fo:margin-right="0cm" fo:text-indent="-0.751cm" style:auto-text-indent="false"/>
      <style:text-properties fo:font-size="12pt" style:text-underline-style="none" style:font-size-asian="12pt"/>
    </style:style>
    <style:style style:name="P14" style:family="paragraph" style:parent-style-name="Standard">
      <style:paragraph-properties fo:margin-left="0.751cm" fo:margin-right="0cm" fo:text-indent="-0.751cm" style:auto-text-indent="false"/>
      <style:text-properties fo:font-size="12pt" style:text-underline-style="solid" style:text-underline-width="auto" style:text-underline-color="font-color" style:font-size-asian="12pt"/>
    </style:style>
    <style:style style:name="P15" style:family="paragraph" style:parent-style-name="Standard">
      <style:paragraph-properties fo:margin-left="0.751cm" fo:margin-right="0cm" fo:margin-top="0cm" fo:margin-bottom="0cm" loext:contextual-spacing="false" fo:text-indent="-0.751cm" style:auto-text-indent="false"/>
      <style:text-properties fo:font-size="12pt" style:text-underline-style="solid" style:text-underline-width="auto" style:text-underline-color="font-color" style:font-size-asian="12pt"/>
    </style:style>
    <style:style style:name="P16" style:family="paragraph" style:parent-style-name="List_20_Paragraph">
      <style:text-properties fo:font-size="12pt" style:font-size-asian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1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font-size="18pt" style:font-size-asian="18pt"/>
    </style:style>
    <style:style style:name="P19" style:family="paragraph" style:parent-style-name="Standard" style:list-style-name="" style:master-page-name="">
      <loext:graphic-properties draw:fill="none"/>
      <style:paragraph-properties fo:margin-left="0cm" fo:margin-right="0cm" fo:orphans="2" fo:widows="2" fo:text-indent="0cm" style:auto-text-indent="false" style:page-number="auto" fo:background-color="transparent" style:writing-mode="lr-tb"/>
      <style:text-properties fo:font-size="12pt" style:text-underline-style="none" style:font-size-asian="12pt"/>
    </style:style>
    <style:style style:name="P20" style:family="paragraph" style:parent-style-name="Standard" style:list-style-name="" style:master-page-name="">
      <loext:graphic-properties draw:fill="none"/>
      <style:paragraph-properties fo:margin-left="0cm" fo:margin-right="0cm" fo:orphans="2" fo:widows="2" fo:text-indent="0cm" style:auto-text-indent="false" style:page-number="auto" fo:background-color="transparent" style:writing-mode="lr-tb"/>
      <style:text-properties fo:font-size="12pt" style:font-size-asian="12pt"/>
    </style:style>
    <style:style style:name="P21" style:family="paragraph" style:parent-style-name="Standard">
      <style:text-properties fo:font-size="12pt" style:font-size-asian="12pt"/>
    </style:style>
    <style:style style:name="P22" style:family="paragraph" style:parent-style-name="Standard">
      <style:text-properties fo:font-size="12pt" officeooo:rsid="00149451" officeooo:paragraph-rsid="00149451" style:font-size-asian="12pt"/>
    </style:style>
    <style:style style:name="P23" style:family="paragraph" style:parent-style-name="Standard">
      <style:text-properties fo:font-size="12pt" officeooo:paragraph-rsid="00149451" style:font-size-asian="12pt"/>
    </style:style>
    <style:style style:name="P24" style:family="paragraph" style:parent-style-name="Standard">
      <style:text-properties fo:font-size="12pt" fo:font-style="italic" style:font-size-asian="12pt" style:font-style-asian="italic"/>
    </style:style>
    <style:style style:name="P25" style:family="paragraph" style:parent-style-name="Standard">
      <style:text-properties fo:font-size="12pt" fo:font-style="italic" officeooo:rsid="00149451" officeooo:paragraph-rsid="00149451" style:font-size-asian="12pt" style:font-style-asian="italic"/>
    </style:style>
    <style:style style:name="P26" style:family="paragraph" style:parent-style-name="Standard">
      <style:text-properties fo:font-size="12pt" fo:font-style="normal" style:text-underline-style="none" style:font-size-asian="12pt" style:font-style-asian="normal" style:font-style-complex="normal"/>
    </style:style>
    <style:style style:name="P27" style:family="paragraph" style:parent-style-name="Standard">
      <style:text-properties fo:font-size="12pt" fo:font-style="normal" style:text-underline-style="none" officeooo:paragraph-rsid="00149451" style:font-size-asian="12pt" style:font-style-asian="normal" style:font-style-complex="normal"/>
    </style:style>
    <style:style style:name="P28" style:family="paragraph" style:parent-style-name="Standard">
      <style:text-properties fo:font-size="12pt" fo:font-style="normal" style:text-underline-style="none" officeooo:rsid="00149451" officeooo:paragraph-rsid="00149451" style:font-size-asian="12pt" style:font-style-asian="normal" style:font-style-complex="normal"/>
    </style:style>
    <style:style style:name="P29" style:family="paragraph" style:parent-style-name="Standard">
      <style:text-properties fo:font-size="12pt" fo:font-style="normal" style:text-underline-style="none" officeooo:rsid="00160bb1" officeooo:paragraph-rsid="00160bb1" style:font-size-asian="12pt" style:font-style-asian="normal" style:font-style-complex="normal"/>
    </style:style>
    <style:style style:name="P30" style:family="paragraph" style:parent-style-name="Standard">
      <style:text-properties fo:font-size="12pt" fo:font-style="normal" style:text-underline-style="none" officeooo:rsid="00161084" officeooo:paragraph-rsid="00161084" style:font-size-asian="12pt" style:font-style-asian="normal" style:font-style-complex="normal"/>
    </style:style>
    <style:style style:name="P31" style:family="paragraph" style:parent-style-name="List_20_Paragraph" style:list-style-name="WWNum1">
      <style:paragraph-properties fo:margin-left="0.501cm" fo:margin-right="0cm" fo:text-indent="-0.501cm" style:auto-text-indent="false"/>
      <style:text-properties fo:font-size="12pt" fo:font-weight="bold" style:font-size-asian="12pt" style:font-weight-asian="bold"/>
    </style:style>
    <style:style style:name="P32" style:family="paragraph" style:parent-style-name="List_20_Paragraph" style:list-style-name="WWNum8">
      <style:paragraph-properties fo:margin-left="0.751cm" fo:margin-right="0cm" fo:margin-top="0cm" fo:margin-bottom="0cm" loext:contextual-spacing="false" fo:text-indent="-0.751cm" style:auto-text-indent="false"/>
    </style:style>
    <style:style style:name="P33" style:family="paragraph" style:parent-style-name="List_20_Paragraph" style:list-style-name="WWNum8">
      <style:paragraph-properties fo:margin-left="0.751cm" fo:margin-right="0cm" fo:margin-top="0cm" fo:margin-bottom="0cm" loext:contextual-spacing="false" fo:text-indent="-0.751cm" style:auto-text-indent="false"/>
      <style:text-properties fo:font-size="12pt" style:font-size-asian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6" style:family="text">
      <style:text-properties officeooo:rsid="00149451"/>
    </style:style>
    <style:style style:name="T7" style:family="text">
      <style:text-properties officeooo:rsid="00160bb1"/>
    </style:style>
    <style:style style:name="T8" style:family="text">
      <style:text-properties officeooo:rsid="001610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éparation pour réunion pédagogique 1A S1 TELECOM Nancy <text:s/></text:p>
      <text:p text:style-name="P8">(Ce document synthétise les remarques des étudiants du groupe 1<text:span text:style-name="T1">)</text:span></text:p>
      <text:p text:style-name="P8">Réalisé par <text:span text:style-name="T1">Alexis EL MRINI et Alexandre LAROSE</text:span><text:bookmark text:name="_GoBack"/></text:p>
      <text:p text:style-name="P10">A retourner le 19/01/2018</text:p>
      <text:p text:style-name="P9"/>
      <text:list xml:id="list3498580008339205915" text:style-name="WWNum1">
        <text:list-item>
          <text:p text:style-name="P31">Remarques générales (RG)</text:p>
        </text:list-item>
      </text:list>
      <text:p text:style-name="P16"/>
      <text:p text:style-name="P3">Organisation : </text:p>
      <text:p text:style-name="P3">Un des TP notés de PFSI devait être fait en début d'année, mais il a été mis en place pendant la période de partiels.</text:p>
      <text:p text:style-name="P3"/>
      <text:p text:style-name="P3">Emploi du temps :</text:p>
      <text:p text:style-name="P3"/>
      <text:p text:style-name="P3">Equipements/matériels :</text:p>
      <text:p text:style-name="P3"><text:span text:style-name="T6">L</text:span>'imprimante de la salle PI a quelques dysfonctionnements de temps à autre.</text:p>
      <text:p text:style-name="P25">L<text:span text:style-name="T7">es haut-parleurs de la salle d’examen grésillent.</text:span></text:p>
      <text:p text:style-name="P1"/>
      <text:p text:style-name="P1"/>
      <text:list xml:id="list183814851371941" text:continue-numbering="true" text:style-name="WWNum1">
        <text:list-item>
          <text:p text:style-name="P31">Modules de l’UE STIC-1</text:p>
        </text:list-item>
      </text:list>
      <text:list xml:id="list7470378220774343890" text:style-name="WWNum8">
        <text:list-item>
          <text:list>
            <text:list-item>
              <text:p text:style-name="P32"><text:span text:style-name="T3">Shell</text:span><text:span text:style-name="T2"> </text:span></text:p>
            </text:list-item>
          </text:list>
        </text:list-item>
      </text:list>
      <text:p text:style-name="P14">RG :</text:p>
      <text:p text:style-name="P12">Il serait de bon aloi que la professeure parle plus fort en salle PI.</text:p>
      <text:p text:style-name="P14">Critiques/suggestion :</text:p>
      <text:p text:style-name="P20">Il serait intéressant de faire le partiel de shell sur machine, afin de pouvoir tester ses programmes.</text:p>
      <text:list xml:id="list183815198817292" text:continue-numbering="true" text:style-name="WWNum8">
        <text:list-item>
          <text:list>
            <text:list-item>
              <text:p text:style-name="P33">PFSI (Principes Fondamentaux des Systèmes Informatiques)</text:p>
            </text:list-item>
          </text:list>
        </text:list-item>
      </text:list>
      <text:p text:style-name="P14">RG :</text:p>
      <text:p text:style-name="P13">En CM, le professeur a eu de nombreux retards.</text:p>
      <text:p text:style-name="P19">Certains des surveillants parlaient pendant les partiels, ce qui déconcentrait beaucoup d'étudiants.</text:p>
      <text:p text:style-name="P14">Critiques/suggestions :</text:p>
      <text:p text:style-name="P13">Certains élèves proposent d'offrir plus de créneaux pour les TD, à la place des CM.</text:p>
      <text:p text:style-name="P17"><text:soft-page-break/></text:p>
      <text:list xml:id="list183813311511975" text:continue-numbering="true" text:style-name="WWNum8">
        <text:list-item>
          <text:list>
            <text:list-item>
              <text:p text:style-name="P33">TOP (Techniques et Outils pour Programmer)</text:p>
            </text:list-item>
          </text:list>
        </text:list-item>
      </text:list>
      <text:p text:style-name="P15">RG :</text:p>
      <text:p text:style-name="P12">Les preuves de programme sur le partiel étaient trop ambitieuses.</text:p>
      <text:p text:style-name="P12"/>
      <text:p text:style-name="P11"><text:span text:style-name="T2"><text:s/></text:span><text:span text:style-name="T4">Critiques/suggestions :</text:span></text:p>
      <text:p text:style-name="P1"/>
      <text:list xml:id="list183814275037475" text:continue-list="list183814851371941" text:style-name="WWNum1">
        <text:list-item>
          <text:p text:style-name="P31">Modules de l’UE SFA-1</text:p>
        </text:list-item>
      </text:list>
      <text:p text:style-name="Standard"><text:span text:style-name="T2">3.1</text:span><text:span text:style-name="T3"> MAI1 </text:span><text:span text:style-name="T2">(Mathématiques Appliquées pour l’Informatique)</text:span></text:p>
      <text:p text:style-name="P4">RG :</text:p>
      <text:p text:style-name="P1"/>
      <text:p text:style-name="P4">Critiques/suggestions :</text:p>
      <text:p text:style-name="P2">Il serait intéressant d'obtenir les corrections des DM avant le partiel</text:p>
      <text:p text:style-name="Standard"><text:span text:style-name="T2">3.2</text:span><text:span text:style-name="T3"> MAP </text:span><text:span text:style-name="T2">(Mathématiques Appliquées : Probabilités)</text:span></text:p>
      <text:p text:style-name="P4">RG :</text:p>
      <text:p text:style-name="P1"/>
      <text:p text:style-name="P4">Critiques/suggestions :</text:p>
      <text:p text:style-name="P2"/>
      <text:p text:style-name="P5"><text:span text:style-name="T2">3.3</text:span><text:span text:style-name="T3"> MSED 1</text:span><text:span text:style-name="T2"> (Modèles des Systèmes à Événements Discrets)</text:span></text:p>
      <text:p text:style-name="P4">RG :</text:p>
      <text:p text:style-name="P1"/>
      <text:p text:style-name="P4">Critiques/suggestions :</text:p>
      <text:p text:style-name="P7">Il serait intéressant de faire plus de rappels sur les automates, afin de mieux <text:span text:style-name="T6">comprendre cette partie du programme plus hermétique que les graphes.</text:span></text:p>
      <text:p text:style-name="P7"/>
      <text:p text:style-name="P7"/>
      <text:p text:style-name="P5"><text:span text:style-name="T2">3.4</text:span><text:span text:style-name="T3"> SIC 1</text:span><text:span text:style-name="T2"> (Signal – Information – Communication)</text:span></text:p>
      <text:p text:style-name="P6"/>
      <text:p text:style-name="P4">RG :</text:p>
      <text:p text:style-name="P23"><text:span text:style-name="T6">Les slides de cours sont trop chargées.</text:span></text:p>
      <text:p text:style-name="P4">Critiques/suggestions :</text:p>
      <text:p text:style-name="P22">Il serait fort appréciable que les étudiants puissent travailler en silence lors des partiels de SIC.</text:p>
      <text:p text:style-name="P22"><text:soft-page-break/></text:p>
      <text:list xml:id="list183813268724449" text:continue-numbering="true" text:style-name="WWNum1">
        <text:list-item>
          <text:p text:style-name="P31">Modules de l’UE SESH-1</text:p>
        </text:list-item>
      </text:list>
      <text:p text:style-name="Standard"><text:span text:style-name="T2">4.1 </text:span><text:span text:style-name="T3">Anglais 1 </text:span></text:p>
      <text:p text:style-name="P4">RG :</text:p>
      <text:p text:style-name="P2"/>
      <text:p text:style-name="P28">Les composantes du programmes sont jugées inintéressantes par les étudiants, qui se plaignent également du manque de pratique de l’expression orale.</text:p>
      <text:p text:style-name="P2"/>
      <text:p text:style-name="P4">Critiques/suggestions :</text:p>
      <text:p text:style-name="P29">Les étudiants de l’approfondissement anglais auraient aimé plus de temps, pendant l’épreuve de compréhension orale, pour noter ce qu’ils comprennent.</text:p>
      <text:p text:style-name="P27"/>
      <text:p text:style-name="P5"><text:span text:style-name="T2">4.2 </text:span><text:span text:style-name="T3">TEC</text:span><text:span text:style-name="T2"> (Techniques d’Expression et Communication)</text:span></text:p>
      <text:p text:style-name="P4">RG :</text:p>
      <text:p text:style-name="P29">L’abondance d’exposés permet difficilement de travailler la synthèse en cours, ce qui a porté préjudice à l’épreuve.</text:p>
      <text:p text:style-name="P4">Critiques/suggestions :</text:p>
      <text:p text:style-name="P2"/>
      <text:p text:style-name="P5"><text:span text:style-name="T2">4.3 </text:span><text:span text:style-name="T3">MOD 1</text:span><text:span text:style-name="T2"> (Management des Organisations &amp; Droit)</text:span></text:p>
      <text:p text:style-name="P4">RG :</text:p>
      <text:p text:style-name="P29">Le QCM du partiel est considéré comme peu efficient.</text:p>
      <text:p text:style-name="P4">Critiques/suggestions :</text:p>
      <text:p text:style-name="P2"/>
      <text:p text:style-name="P5"><text:span text:style-name="T2">4.4 </text:span><text:span text:style-name="T3">GP</text:span><text:span text:style-name="T2"> (Gestion de projet)</text:span></text:p>
      <text:p text:style-name="P4">RG :</text:p>
      <text:p text:style-name="P29">La deuxième partie du DM de GDP est arrivé<text:span text:style-name="T8">e</text:span> trop tard et ne permettait pas une résolution efficiente du problème car c’était en période de partiels.</text:p>
      <text:p text:style-name="Standard"><text:span text:style-name="T5">Critiques/suggestions :</text:span></text:p>
      <text:p text:style-name="P29">Certains étudiants auraient beaucoup aimé d’autres cours sur les ressources humaines.</text:p>
      <text:p text:style-name="P30">De même, de nombreux étudiants auraient apprécié d’autres TP pour prendre en main git et LaTe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3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2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4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→" text:bullet-char="→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→" text:bullet-char="→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2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62cm" fo:margin-left="1.752cm" fo:margin-right="1.4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39cm" fo:margin-left="0cm" fo:margin-right="0cm" fo:margin-top="0.63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do</meta:initial-creator>
    <meta:editing-cycles>12</meta:editing-cycles>
    <meta:creation-date>2016-12-05T15:06:00</meta:creation-date>
    <dc:date>2018-01-08T18:38:10.160823803</dc:date>
    <meta:editing-duration>PT1H20M17S</meta:editing-duration>
    <meta:generator>LibreOffice/5.1.6.2$Linux_X86_64 LibreOffice_project/10m0$Build-2</meta:generator>
    <meta:document-statistic meta:table-count="0" meta:image-count="0" meta:object-count="0" meta:page-count="3" meta:paragraph-count="65" meta:word-count="465" meta:character-count="2962" meta:non-whitespace-character-count="2561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